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07f" officeooo:paragraph-rsid="0001407f"/>
    </style:style>
    <style:style style:name="P2" style:family="paragraph" style:parent-style-name="Standard" style:list-style-name="L1">
      <style:text-properties officeooo:rsid="0001407f" officeooo:paragraph-rsid="000140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ri :</text:p>
      <text:list xml:id="list1091859825" text:style-name="L1">
        <text:list-item>
          <text:p text:style-name="P2">Day 1 </text:p>
          <text:p text:style-name="P2">Link : <text:a xlink:type="simple" xlink:href="https://docs.google.com/presentation/d/12d7iNbvrQkyzbhHSeJ8T_FQKTkcdYtC3yccGGW4t_0A/edit?usp=sharing" text:style-name="Internet_20_link" text:visited-style-name="Visited_20_Internet_20_Link">https://docs.google.com/presentation/d/12d7iNbvrQkyzbhHSeJ8T_FQKTkcdYtC3yccGGW4t_0A/edit?usp=sharing</text:a>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04:58:26.142116737</meta:creation-date>
    <dc:date>2021-03-26T05:00:03.730056117</dc:date>
    <meta:editing-duration>PT1M39S</meta:editing-duration>
    <meta:editing-cycles>1</meta:editing-cycles>
    <meta:document-statistic meta:table-count="0" meta:image-count="0" meta:object-count="0" meta:page-count="1" meta:paragraph-count="3" meta:word-count="8" meta:character-count="124" meta:non-whitespace-character-count="118"/>
    <meta:generator>LibreOffice/6.4.6.2$Linux_X86_64 LibreOffice_project/40$Build-2</meta:generator>
  </office:meta>
</office:document-meta>
</file>